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188" officeooo:paragraph-rsid="001f1188"/>
    </style:style>
    <style:style style:name="T1" style:family="text">
      <style:text-properties officeooo:rsid="0020089f"/>
    </style:style>
    <style:style style:name="T2" style:family="text">
      <style:text-properties officeooo:rsid="0020d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espolarização é a primeira fase do potencial de ação. Nesta etapa, há uma grande <text:span text:style-name="T2">concentração</text:span> dos íons sódio <text:span text:style-name="T1">fora da célula.</text:span> Por difusão simples este íon entra <text:span text:style-name="T1">na célula</text:span> carregando-a positivamente <text:span text:style-name="T1">através dos canais de sódio.</text:span> Já na etapa de repolarização os canais de sódio se fecham, <text:span text:style-name="T1">os canais de potássio</text:span> <text:span text:style-name="T1">se abrem permitindo a entrada deste íons </text:span>que <text:span text:style-name="T1">estavam</text:span> fora de célul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0:35:36.597328593</meta:creation-date>
    <dc:date>2019-03-31T21:06:07.329751614</dc:date>
    <meta:editing-duration>PT10M10S</meta:editing-duration>
    <meta:editing-cycles>1</meta:editing-cycles>
    <meta:document-statistic meta:table-count="0" meta:image-count="0" meta:object-count="0" meta:page-count="1" meta:paragraph-count="1" meta:word-count="64" meta:character-count="379" meta:non-whitespace-character-count="315"/>
    <meta:generator>LibreOffice/6.0.7.3$Linux_X86_64 LibreOffice_project/00m0$Build-3</meta:generator>
  </office:meta>
</office:document-meta>
</file>